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jaxUrlInfo.AjaxUrlInfo( String commandPrefix , String ajax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jaxUrlInfo.getAjax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jaxUrlInfo.getCommand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